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24.029cm" table:align="margins"/>
    </style:style>
    <style:style style:name="Tableau2.A" style:family="table-column">
      <style:table-column-properties style:column-width="4.807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4.029cm" table:align="margins"/>
    </style:style>
    <style:style style:name="Tableau1.A" style:family="table-column">
      <style:table-column-properties style:column-width="8.01cm" style:rel-column-width="21845*"/>
    </style:style>
    <style:style style:name="P1" style:family="paragraph" style:parent-style-name="Normal">
      <style:text-properties style:font-name="Tahoma"/>
    </style:style>
    <style:style style:name="P2" style:family="paragraph" style:parent-style-name="Normal">
      <style:text-properties style:font-name="Tahoma" fo:font-size="11pt" style:font-size-asian="11pt" style:font-name-complex="Tahoma" style:font-size-complex="11pt"/>
    </style:style>
    <style:style style:name="P3" style:family="paragraph" style:parent-style-name="Normal">
      <style:text-properties style:font-name="Tahoma" fo:font-size="10pt" style:font-size-asian="10pt" style:font-name-complex="Tahoma" style:font-size-complex="10pt"/>
    </style:style>
    <style:style style:name="P4" style:family="paragraph" style:parent-style-name="Normal">
      <style:paragraph-properties fo:text-align="center" style:justify-single-word="false"/>
      <style:text-properties style:font-name="Tahoma" fo:font-size="10pt" style:font-size-asian="10pt" style:font-name-complex="Tahoma" style:font-size-complex="10pt"/>
    </style:style>
    <style:style style:name="P5" style:family="paragraph" style:parent-style-name="Normal">
      <style:paragraph-properties fo:text-align="center" style:justify-single-word="false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P6" style:family="paragraph" style:parent-style-name="Table_20_Heading">
      <style:text-properties style:font-name="Tahoma" fo:font-size="10pt" style:font-size-asian="10pt" style:font-name-complex="Tahoma" style:font-size-complex="10pt"/>
    </style:style>
    <style:style style:name="P7" style:family="paragraph" style:parent-style-name="Normal">
      <loext:graphic-properties draw:fill="solid" draw:fill-color="#c0c0c0" draw:opacity="100%"/>
      <style:paragraph-properties fo:text-align="center" style:justify-single-word="false" fo:background-color="#c0c0c0" fo:padding-left="0.141cm" fo:padding-right="0.141cm" fo:padding-top="0.035cm" fo:padding-bottom="0.035cm" fo:border="0.51pt solid #c0c0c0" style:shadow="none"/>
      <style:text-properties style:font-name="Tahoma" fo:font-size="20pt" fo:font-weight="bold" style:font-size-asian="20pt" style:font-weight-asian="bold" style:font-name-complex="Tahoma" style:font-size-complex="20pt" style:font-weight-complex="bold"/>
    </style:style>
    <style:style style:name="P8" style:family="paragraph" style:parent-style-name="Standard">
      <loext:graphic-properties draw:fill-image-width="0cm" draw:fill-image-height="0cm"/>
      <style:paragraph-properties>
        <style:tab-stops/>
      </style:paragraph-properties>
      <style:text-properties officeooo:paragraph-rsid="000c93a6"/>
    </style:style>
    <style:style style:name="P9" style:family="paragraph" style:parent-style-name="Footer">
      <style:text-properties officeooo:rsid="000ec469" officeooo:paragraph-rsid="000ec469"/>
    </style:style>
    <style:style style:name="P10" style:family="paragraph" style:parent-style-name="Normal" style:master-page-name="MP1">
      <style:paragraph-properties style:page-number="auto" fo:break-before="page"/>
      <style:text-properties style:font-name="Tahoma" fo:font-size="10pt" style:font-size-asian="10pt" style:font-name-complex="Tahoma" style:font-size-complex="10pt"/>
    </style:style>
    <style:style style:name="P11" style:family="paragraph" style:parent-style-name="Normal" style:master-page-name="MP1">
      <style:paragraph-properties fo:text-align="end" style:justify-single-word="false" style:page-number="auto" fo:break-before="page"/>
      <style:text-properties style:font-name="Tahoma" fo:font-size="10pt" style:font-size-asian="10pt" style:font-name-complex="Tahoma" style:font-size-complex="10pt"/>
    </style:style>
    <style:style style:name="P12" style:family="paragraph" style:parent-style-name="Normal" style:master-page-name="MPF0">
      <style:paragraph-properties style:page-number="auto" fo:break-before="page"/>
      <style:text-properties style:font-name="Tahoma"/>
    </style:style>
    <style:style style:name="P13" style:family="paragraph" style:parent-style-name="Normal" style:list-style-name="L1">
      <style:paragraph-properties fo:margin-left="1.905cm" fo:margin-right="0cm" fo:text-indent="0cm" style:auto-text-indent="false">
        <style:tab-stops>
          <style:tab-stop style:position="0cm"/>
        </style:tab-stops>
      </style:paragraph-properties>
      <style:text-properties style:font-name="Tahoma" fo:font-size="10pt" style:font-size-asian="10pt" style:font-name-complex="Tahoma" style:font-size-complex="10pt"/>
    </style:style>
    <style:style style:name="P14" style:family="paragraph" style:parent-style-name="Normal" style:list-style-name="L1">
      <style:paragraph-properties fo:margin-left="1.905cm" fo:margin-right="0cm" fo:text-indent="0cm" style:auto-text-indent="false">
        <style:tab-stops>
          <style:tab-stop style:position="0cm"/>
        </style:tab-stops>
      </style:paragraph-properties>
    </style:style>
    <style:style style:name="P15" style:family="paragraph" style:parent-style-name="Table_20_Contents">
      <style:text-properties officeooo:paragraph-rsid="000c93a6"/>
    </style:style>
    <style:style style:name="T1" style:family="text">
      <style:text-properties style:font-name="Tahoma" fo:font-size="10pt" style:font-size-asian="10pt" style:font-name-complex="Tahoma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officeooo:rsid="002e8813" style:font-size-asian="10pt" style:font-name-complex="Tahoma" style:font-size-complex="10pt"/>
    </style:style>
    <text:list-style style:name="L1">
      <text:list-level-style-bullet text:level="1" text:bullet-char="-">
        <style:list-level-properties text:space-before="2.501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1"/>
      <text:p text:style-name="P7">Contrat de Formation</text:p>
      <text:p text:style-name="P2"/>
      <text:p text:style-name="P2"/>
      <text:p text:style-name="P3">Ce contrat est conclu entre :</text:p>
      <text:p text:style-name="P3"/>
      <text:p text:style-name="P3"><text:span text:style-name="T2">{JEUNE}</text:span> , <text:span text:style-name="T2">{CONSEILLER}</text:span> Conseiller <text:span text:style-name="T2">{STRUCTURE}</text:span> et <text:span text:style-name="T2">{FORMATEUR}</text:span> formateur référent de l’E2C.</text:p>
      <text:p text:style-name="P3"/>
      <text:p text:style-name="P3">Il précise les objectifs de la formation de <text:span text:style-name="T2">{JEUNE}</text:span>, les moyens pour les atteindre et les échéances pour les évaluer.</text:p>
      <text:p text:style-name="P3"/>
      <text:p text:style-name="P3">Il est conclu du <text:span text:style-name="T2">{DATE_DEBUT}</text:span> <text:s/>au <text:s/><text:span text:style-name="T2">{DATE_FIN}</text:span>.</text:p>
      <text:p text:style-name="P3"/>
      <text:p text:style-name="P3">Pour la réalisation de ce contrat,</text:p>
      <text:p text:style-name="P3">l’E2C s’engage à :</text:p>
      <text:p text:style-name="P3"/>
      <text:list xml:id="list4567338642210341079" text:style-name="L1">
        <text:list-item>
          <text:p text:style-name="P13">Mettre à disposition les ressources pédagogiques, humaines et matérielles, nécessaires à la réalisation des objectifs,</text:p>
        </text:list-item>
        <text:list-item>
          <text:p text:style-name="P13">Organiser les périodes d’alternance en entreprise en cohérence avec le projet professionnel,</text:p>
        </text:list-item>
        <text:list-item>
          <text:p text:style-name="P13">Mobiliser en tant que possible les ressources de ses partenaires nécessaires pour atteindre les objectifs,</text:p>
        </text:list-item>
        <text:list-item>
          <text:p text:style-name="P13">Favoriser l’expression de {JEUNE} auprès des instances organisatrices, par l’élection de délégués des stagiaires et par la tenue d’un Conseil d’Ecole mensuel.</text:p>
        </text:list-item>
        <text:list-item>
          <text:p text:style-name="P13">Organiser des rencontres entre les trois signataires pour suivre la réalisation de contrat.</text:p>
        </text:list-item>
      </text:list>
      <text:p text:style-name="P3"/>
      <text:p text:style-name="P3"><text:span text:style-name="T2">{CONSEILLER}</text:span> référent <text:span text:style-name="T2">{STRUCTURE}</text:span> s’engage à :</text:p>
      <text:p text:style-name="P3"/>
      <text:list xml:id="list173356679760662" text:continue-numbering="true" text:style-name="L1">
        <text:list-item>
          <text:p text:style-name="P13">Mettre ses moyens à disposition pour la réalisation de ce contrat,</text:p>
        </text:list-item>
        <text:list-item>
          <text:p text:style-name="P13">Participer aux évaluations prévues,</text:p>
        </text:list-item>
        <text:list-item>
          <text:p text:style-name="P13">Mobiliser en tant que possible les ressources de ses partenaires nécessaires pour atteindre les objectifs,</text:p>
        </text:list-item>
        <text:list-item>
          <text:p text:style-name="P13">Accompagner <text:span text:style-name="T2">{JEUNE}</text:span> à sa sortie de l’E2C si sa situation le permet,</text:p>
        </text:list-item>
      </text:list>
      <text:p text:style-name="P3"/>
      <text:p text:style-name="P3"><text:span text:style-name="T2">{JEUNE}</text:span> <text:s/>s’engage à :</text:p>
      <text:p text:style-name="P3"/>
      <text:list xml:id="list173356782606971" text:continue-numbering="true" text:style-name="L1">
        <text:list-item>
          <text:p text:style-name="P13">Produire les efforts nécessaires pour la réalisation de contrat,</text:p>
        </text:list-item>
        <text:list-item>
          <text:p text:style-name="P13">S’impliquer dans le déroulement de sa formation,</text:p>
        </text:list-item>
        <text:list-item>
          <text:p text:style-name="P13">Exécuter les activités prévues et organisées par l’E2C, que ce soit en centre, ou à l’extérieur, en entreprise ou avec des partenaires,</text:p>
        </text:list-item>
        <text:list-item>
          <text:p text:style-name="P13">Evaluer sa progression,</text:p>
        </text:list-item>
        <text:list-item>
          <text:p text:style-name="P13">Participer aux évaluations prévues,</text:p>
        </text:list-item>
        <text:list-item>
          <text:p text:style-name="P14"><text:span text:style-name="Police_20_par_20_défaut"><text:span text:style-name="T1">Respecter le règlement intérieur de l’E2C</text:span></text:span></text:p>
        </text:list-item>
      </text:list>
      <text:p text:style-name="P10">Les parties ont convenu que les objectifs de formation de {JEUNE} étaient les suivants  :</text:p>
      <text:p text:style-name="P3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6">Objectifs</text:p>
            </table:table-cell>
            <table:table-cell table:style-name="Tableau2.A1" office:value-type="string">
              <text:p text:style-name="P6">Echéance</text:p>
            </table:table-cell>
            <table:table-cell table:style-name="Tableau2.A1" office:value-type="string">
              <text:p text:style-name="P6">Moyens</text:p>
            </table:table-cell>
            <table:table-cell table:style-name="Tableau2.A1" office:value-type="string">
              <text:p text:style-name="P6">Responsable</text:p>
            </table:table-cell>
            <table:table-cell table:style-name="Tableau2.E1" office:value-type="string">
              <text:p text:style-name="P6">Evaluation</text:p>
            </table:table-cell>
          </table:table-row>
        </table:table-header-rows>
        <table:table-row>
          <table:table-cell table:style-name="Tableau2.A2" office:value-type="string">
            <text:p text:style-name="P8">[!-- BEGIN row.item --] <text:span text:style-name="T3"><text:s/><text:line-break/></text:span>{OBJECTIF}</text:p>
          </table:table-cell>
          <table:table-cell table:style-name="Tableau2.A2" office:value-type="string">
            <text:p text:style-name="Table_20_Contents">{ECHEANCE}</text:p>
          </table:table-cell>
          <table:table-cell table:style-name="Tableau2.A2" office:value-type="string">
            <text:p text:style-name="Table_20_Contents">{MOYENS}</text:p>
          </table:table-cell>
          <table:table-cell table:style-name="Tableau2.A2" office:value-type="string">
            <text:p text:style-name="Table_20_Contents">{RESPONSABLE}</text:p>
          </table:table-cell>
          <table:table-cell table:style-name="Tableau2.E2" office:value-type="string">
            <text:p text:style-name="P15">{EVALUATION}<text:span text:style-name="T1"> </text:span>[!-- END row.item --]</text:p>
          </table:table-cell>
        </table:table-row>
      </table:table>
      <text:p text:style-name="P3"/>
      <text:p text:style-name="P3"/>
      <text:p text:style-name="P3">Fait le {AUJOURDHUI},</text:p>
      <text:p text:style-name="P3"/>
      <table:table table:name="Tableau1" table:style-name="Tableau1">
        <table:table-column table:style-name="Tableau1.A" table:number-columns-repeated="3"/>
        <table:table-row>
          <table:table-cell office:value-type="string">
            <text:p text:style-name="P4">Le jeune</text:p>
          </table:table-cell>
          <table:table-cell office:value-type="string">
            <text:p text:style-name="P4">Le conseiller</text:p>
          </table:table-cell>
          <table:table-cell office:value-type="string">
            <text:p text:style-name="P4">Le référent</text:p>
          </table:table-cell>
        </table:table-row>
        <table:table-row>
          <table:table-cell office:value-type="string">
            <text:p text:style-name="P5">{JEUNE}</text:p>
          </table:table-cell>
          <table:table-cell office:value-type="string">
            <text:p text:style-name="P5">{CONSEILLER}</text:p>
          </table:table-cell>
          <table:table-cell office:value-type="string">
            <text:p text:style-name="P5">{FORMATEUR}</text:p>
          </table:table-cell>
        </table:table-row>
      </table:table>
      <text:p text:style-name="P3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ec469" officeooo:paragraph-rsid="000ec469"/>
    </style:style>
    <style:style style:name="MP2" style:family="paragraph" style:parent-style-name="Normal" style:master-page-name="MP1">
      <style:paragraph-properties fo:text-align="end" style:justify-single-word="false" style:page-number="auto" fo:break-before="page"/>
      <style:text-properties style:font-name="Tahoma" fo:font-size="10pt" style:font-size-asian="10pt" style:font-name-complex="Tahoma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582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0.582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1.998cm" fo:margin-left="0cm" fo:margin-right="0cm" fo:margin-top="0.499cm" fo:background-color="transparent" style:dynamic-spacing="false" draw:fill="none"/>
      </style:footer-style>
    </style:page-layout>
    <style:page-layout style:name="Mpm4">
      <style:page-layout-properties fo:page-width="29.7cm" fo:page-height="21.001cm" style:num-format="1" style:print-orientation="landscape" fo:margin-top="2.501cm" fo:margin-bottom="2.219cm" fo:margin-left="2.501cm" fo:margin-right="3.17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footer>
        <text:p text:style-name="MP1">{@LOGO_PARTENAIRES}</text:p>
      </style:footer>
    </style:master-page>
    <style:master-page style:name="MP1" style:page-layout-name="Mpm4">
      <style:header>
        <text:p text:style-name="MP2">Page <text:page-number text:select-page="current">2</text:page-number>/<text:page-count>2</text:page-count></text:p>
      </style:header>
    </style:master-page>
    <style:master-page style:name="MP2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eric</meta:initial-creator>
    <meta:creation-date>2013-03-27T16:21:00Z</meta:creation-date>
    <dc:date>2017-10-04T17:33:55.046019204</dc:date>
    <meta:print-date>2006-10-31T16:20:00Z</meta:print-date>
    <meta:editing-cycles>44</meta:editing-cycles>
    <meta:editing-duration>PT2H6M13S</meta:editing-duration>
    <meta:document-statistic meta:table-count="2" meta:image-count="0" meta:object-count="0" meta:page-count="2" meta:paragraph-count="45" meta:word-count="302" meta:character-count="1969" meta:non-whitespace-character-count="1717"/>
    <meta:template xlink:type="simple" xlink:actuate="onRequest" xlink:title="" xlink:href="../../../../../../../../superviseur/AppData/Local/Temp/65_e2c-1.odt/Normal"/>
  </office:meta>
</office:document-meta>
</file>